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Security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rovide access to network devices and corporate resources to authorized
individuals.</text:p>
          </draw:text-box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use Security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detect intrusions</text:p>
              </text:list-item>
              <text:list-item>
                <text:p text:style-name="P3">identify culprits</text:p>
              </text:list-item>
              <text:list-item>
                <text:p text:style-name="P3">ease account/password management</text:p>
              </text:list-item>
              <text:list-item>
                <text:p text:style-name="P3">prevent access by untrusted individuals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Security stops people from doing things they want to do:</text:p>
              <text:list text:style-name="L2">
                <text:list-item>
                  <text:p text:style-name="P3">plugging their computer into the network</text:p>
                </text:list-item>
                <text:list-item>
                  <text:p text:style-name="P3">downloading large files, videos and pornography</text:p>
                </text:list-item>
                <text:list-item>
                  <text:p text:style-name="P3">installing unauthorised software on your computers</text:p>
                </text:list-item>
                <text:list-item>
                  <text:p text:style-name="P3">accessing the network without authorization</text:p>
                </text:list-item>
              </text:list>
              <text:p text:style-name="P3">Therefore it's important to sensibly balance security and ease of use,
and to be flexible (willing to change if necessary).</text:p>
              <text:p text:style-name="P3">Sometimes good security makes life hard for legitimate users:</text:p>
              <text:list text:style-name="L2">
                <text:list-item>
                  <text:p text:style-name="P3">having to remember many user accounts and passwords</text:p>
                </text:list-item>
                <text:list-item>
                  <text:p text:style-name="P3">having to use long passwords which are hard to remember</text:p>
                </text:list-item>
                <text:list-item>
                  <text:p text:style-name="P3">having to change their passwords regularly or if compromised</text:p>
                </text:list-item>
                <text:list-item>
                  <text:p text:style-name="P3">not being able to access the network from the Internet</text:p>
                </text:list-item>
                <text:list-item>
                  <text:p text:style-name="P3">not being able to access the network using any socket they want</text:p>
                </text:list-item>
                <text:list-item>
                  <text:p text:style-name="P3">requiring the use of antivirus software that slows their computer down</text:p>
                </text:list-item>
                <text:list-item>
                  <text:p text:style-name="P3">blocking legitimate traffic based on keywords</text:p>
                </text:list-item>
                <text:list-item>
                  <text:p text:style-name="P3">installing security updates regularly creates downtime</text:p>
                </text:list-item>
              </text:list>
              <text:p text:style-name="P3">These can be balanced by improved security technology:</text:p>
              <text:list text:style-name="L2">
                <text:list-item>
                  <text:p text:style-name="P3"><text:span text:style-name="P0">having to remember many user accounts and passwords:</text:span>provide a directory service integrated with most or all services, such
as RADIUS, LDAP, Active Directory, Kerberos, FreeIPA, Samba4 or GoSa.</text:p>
                </text:list-item>
                <text:list-item>
                  <text:p text:style-name="P3"><text:span text:style-name="P0">having to use long passwords which are hard to remember:</text:span>Provide two-factor authentication such as hardware tokens to reduce
password strength and change requirements while maintaining security.</text:p>
                </text:list-item>
                <text:list-item>
                  <text:p text:style-name="P3"><text:span text:style-name="P0">having to change their passwords regularly or if compromised:</text:span>provide a directory service as above.</text:p>
                </text:list-item>
                <text:list-item>
                  <text:p text:style-name="P3"><text:span text:style-name="P0">not being able to access the network from the Internet:</text:span>provide a VPN service such as OpenVPN, Cisco IPsec or IPsec/L2TP.</text:p>
                </text:list-item>
                <text:list-item>
                  <text:p text:style-name="P3"><text:span text:style-name="P0">not being able to access the network using any socket they want:</text:span>use 802.1x and RADIUS for network authentication instead of
MAC address locking, to maintain identity and access control.</text:p>
                </text:list-item>
                <text:list-item>
                  <text:p text:style-name="P3"><text:span text:style-name="P0">requiring the use of antivirus software that slows their computer down:</text:span>choose antivirus software with lower performance impact, or use
systems which are less vulnerable, such as tablets, phones and Linux
machines.</text:p>
                </text:list-item>
                <text:list-item>
                  <text:p text:style-name="P3"><text:span text:style-name="P0">blocking legitimate traffic based on keywords:</text:span>slow down traffic, or monitor and investigate, instead of blocking
traffic outright if it appears to breach acceptable use policy.</text:p>
                </text:list-item>
                <text:list-item>
                  <text:p text:style-name="P3"><text:span text:style-name="P0">installing security updates regularly creates downtime:</text:span>schedule and automate installation of security updates at quiet times
such as during the night. Test security updates on some canary servers
before applying to others, or using one of a redundant group.</text:p>
                </text:list-item>
              </text:list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are good security practices?</text:p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oo many to list! Some examples are:</text:p>
              <text:list text:style-name="L2">
                <text:list-item>
                  <text:p text:style-name="P3">strong passwords, regularly changed, or two-factor authentication</text:p>
                </text:list-item>
                <text:list-item>
                  <text:p text:style-name="P3">single sign on</text:p>
                </text:list-item>
                <text:list-item>
                  <text:p text:style-name="P3">every password has an expiry date</text:p>
                </text:list-item>
                <text:list-item>
                  <text:p text:style-name="P3">monitor attempts to log in using expired accounts</text:p>
                </text:list-item>
                <text:list-item>
                  <text:p text:style-name="P3">run an intrusion detection system and tune it</text:p>
                </text:list-item>
                <text:list-item>
                  <text:p text:style-name="P3">practise penetration testing, security bypass and intrusion response at least
annually</text:p>
                </text:list-item>
                <text:list-item>
                  <text:p text:style-name="P3">monitor web access for unusual/banned sites and protocols</text:p>
                </text:list-item>
                <text:list-item>
                  <text:p text:style-name="P3">encrypt where possible: passwords, disks, emails, backups</text:p>
                </text:list-item>
                <text:list-item>
                  <text:p text:style-name="P3">restrict access to certain IP addresses where possible</text:p>
                </text:list-item>
                <text:list-item>
                  <text:p text:style-name="P3">use VPNs to provide additional protection on public services where possible</text:p>
                </text:list-item>
                <text:list-item>
                  <text:p text:style-name="P3">install security updates regularly, on a schedule</text:p>
                </text:list-item>
                <text:list-item>
                  <text:p text:style-name="P3">monitor security and antivirus status and alert if not updated</text:p>
                </text:list-item>
                <text:list-item>
                  <text:p text:style-name="P3">lock down computers and user accounts to prevent unauthorised software
installation</text:p>
                </text:list-item>
                <text:list-item>
                  <text:p text:style-name="P3">ensure that computers use is always associated with a user account</text:p>
                </text:list-item>
                <text:list-item>
                  <text:p text:style-name="P3">ensure that security protocols are written down and staff trained in them</text:p>
                </text:list-item>
                <text:list-item>
                  <text:p text:style-name="P3">protect yourselves against social engineering and dumpster diving</text:p>
                </text:list-item>
                <text:list-item>
                  <text:p text:style-name="P3">monitor blacklists to alert you if your IP addresses appear on them</text:p>
                </text:list-item>
                <text:list-item>
                  <text:p text:style-name="P3">store system logs, especially security logs, on a write-only server</text:p>
                </text:list-item>
                <text:list-item>
                  <text:p text:style-name="P3">physically secure network equipment, servers, desktops and laptops</text:p>
                </text:list-item>
                <text:list-item>
                  <text:p text:style-name="P3">keep backups of servers and configurations to restore quickly after an
intrusion</text:p>
                </text:list-item>
              </text:list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Accounting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Usage information of network resources, for:</text:p>
            <text:list text:style-name="L2">
              <text:list-item>
                <text:p text:style-name="P3">detecting and tracing excessive use</text:p>
              </text:list-item>
              <text:list-item>
                <text:p text:style-name="P3">predicting future capacity needs</text:p>
              </text:list-item>
              <text:list-item>
                <text:p text:style-name="P3">auditing and forensics</text:p>
              </text:list-item>
              <text:list-item>
                <text:p text:style-name="P3">billing for usage or enforcing quotas (in some cases)</text:p>
              </text:list-item>
            </text:list>
            <text:p text:style-name="P3">Detecting, tracing, billing and quotas are covered in the Bandwidth
Management unit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